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Heading_20_1">
      <style:text-properties fo:font-weight="normal" style:font-weight-asian="normal" style:font-weight-complex="normal"/>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style:font-name="Arial"/>
    </style:style>
    <style:style style:name="T2"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7. Koden</text:h>
      <text:p text:style-name="P3"><text:span text:style-name="T1">I det følgende kapitel bliver der givet forklaringer på nogle af de beslutninger og udfordringer, som har fundet sted i selve programmeringsdelen af dette projekt. Først beskrives processen, som har fundet sted i forbindelse med at komme fra design til implementering. Efterfølgende bliver der givet en forklaring på brug af Singleton princippet, mere præcist hvorfor og hvordan det virker i forbindelse med dette projekt. Til sidst bliver der givet en beskrivelse af nogle af de udfordringer der er opstået undervejs, samt hvilke beslutninger de har medført og indflydelsen de har haft på udformningen af programmet.</text:span></text:p>
      <text:h text:style-name="P5" text:outline-level="2">7.1 Design til implementering</text:h>
      <text:p text:style-name="P2"><text:span text:style-name="T2">Den generelle retningslinje for fremgangsmåden har været at, oversætte direkte fra vores designklassediagram til selve kodedelen. Dog skal det her nævnes at selve koden, og udformningen af denne, hele tiden har været en medspiller i hvordan designklassediagrammet er kommet til at se ud. Dette er noget som har fundet sted automatisk, og har både været en fordel og en ulempe. Fordelen ligger i at der ikke er blevet designet noget, som gruppen har været ude af stand til at programmere, mens ulempen er at udformningen af designet muligvis har været begrænset netop af samme grund. </text:span></text:p>
      <text:h text:style-name="P5" text:outline-level="2">7.2 Singleton</text:h>
      <text:p text:style-name="P1"><text:span text:style-name="T2">Formålet med Singleton princippet er at sikre at der kun kan instantieres et objekt af en given klasse. Dette kan med fordel benyttes i forbindelse med personkartoteker, eller samlinger af den ene eller anden art. </text:span></text:p>
      <text:p text:style-name="P1"><text:span text:style-name="T2">Dette princip bliver benyttet både i modellaget og i controllerlaget i projektet, og sikre derfor at der kun findes et objekt af klasserne AddressBook og DvdCollection, samt et objekt af hver controllerklasse. Princippet sørger derfor for at når der er flere controllerklasser som har adressebogen eller dvd-samligen med som instansvariabel, så er det den samme adressebog begge steder, og ikke to forskellige instanser. </text:span></text:p>
      <text:h text:style-name="P5" text:outline-level="2">7.3 Udfordringer</text:h>
      <text:p text:style-name="P1"><text:span text:style-name="T2">Som nævnt i 7.1 så har gruppen forsøgt at udarbejde designet med selve programmeringen i baghovedet. Dog er der steder hvor designbeslutningerne ikke har været velovervejet og derfor har resulteret i senere ændringer af hele koden samt designdiagrammerne. Et eksempel på dette er omkring ArrayList kontra HashMap. Indledningsvis var både adressebogen, dvd-samlingen samt kopier af de forskellige dvd'er gemt i ArrayLists, men denne beslutning virkede ikke hensigtsmæssig da alle førnævnte objekter indeholder et unikt ID. Derfor besluttede vi at ændre formen til HashMap, så dette unikke ID fungerer som nøgle til værdien, som så er objektet. Resultatet af denne beslutningen var ændringer igennem mange metoder, og klasser som ellers fungerede, samt ændringer igennem mange diagrammer i designdelen.</text:span></text:p>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08:58:35.40</meta:creation-date>
    <dc:date>2011-04-14T10:26:32.75</dc:date>
    <meta:editing-duration>PT55M55S</meta:editing-duration>
    <meta:editing-cycles>2</meta:editing-cycles>
    <meta:generator>OpenOffice.org/3.3$Win32 OpenOffice.org_project/330m20$Build-9567</meta:generator>
    <meta:document-statistic meta:table-count="0" meta:image-count="0" meta:object-count="0" meta:page-count="1" meta:paragraph-count="9" meta:word-count="415" meta:character-count="2701"/>
  </office:meta>
</office:document-meta>
</file>